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eb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As IAs estão avançando muito rapidamente, trazendo inovação e aos poucos, mudando rotinas de trabalho. Os avanços são impactantes e muitas vezes impressionam, tanto na agilidade das ações quanto na capacidade de criação das mesmas.</text:p>
      <text:p text:style-name="P1">No que tange às rotinas de trabalho, já é possível ver o uso das IAs para auxiliar nas atividades mais básicas, seja para uma atividade repetitiva ou até tirar alguma dúvida conceitual ou de rotina no trabalho.</text:p>
      <text:p text:style-name="P1"><text:tab/>Um exemplo de atividade repetitiva feita rapidamente por IA, seria a constução de listas de informações de cidades com dados em determinada ordem para inserir em bancos de dados, em que um usuário teria que pegar esses dados manualmente e organizá-los manualmente ou por meio de softwares que demandariam mais tempo para executar.</text:p>
      <text:p text:style-name="Standard"><text:tab/>Outro exemplo de possibilidade que as IA trouxeram foi a criação rápida de métodos em linguagem de programação, em que são passadas as instruções de como o método deve se comportar, obviamente, é necessário o conhecimento para a construção do referido método, para que a resposta da IA seja adequada à solução do problema de forma eficaz e eficiente.</text:p>
      <text:p text:style-name="Standard"><text:tab/>As IAs vieram para mudar a forma como fazemos nossas rotinas, requerendo de nós adaptação, conhecimento, planejamento e saber transmitir a ação desejada à IA, para que ela realize um trabalho bem feito, a fim de facilitar nossas vidas e agilizar processos. O avanço é rápido e é esperado que a produtividade aumente absurdamente com o uso dessas tecnologi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0:15:47.500000000</meta:creation-date>
    <dc:date>2024-03-11T10:48:15.462000000</dc:date>
    <meta:editing-duration>PT32M28S</meta:editing-duration>
    <meta:editing-cycles>2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5" meta:word-count="243" meta:character-count="1483" meta:non-whitespace-character-count="1241"/>
  </office:meta>
</office:document-meta>
</file>